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0pt" style:text-underline-style="none"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margin-left="0.63cm" fo:margin-right="0cm" fo:line-height="100%" fo:text-indent="-0.63cm" style:auto-text-indent="false"/>
      <style:text-properties fo:color="#000000" style:text-underline-style="none"/>
    </style:style>
    <style:style style:name="P5" style:family="paragraph" style:parent-style-name="Text_20_body">
      <style:paragraph-properties fo:margin-left="0.63cm" fo:margin-right="0cm" fo:line-height="100%" fo:text-indent="-0.63cm" style:auto-text-indent="false"/>
      <style:text-properties fo:color="#000000" style:text-underline-style="none"/>
    </style:style>
    <style:style style:name="P6" style:family="paragraph" style:parent-style-name="Text_20_body">
      <style:paragraph-properties fo:margin-left="0.63cm" fo:margin-right="0cm" fo:line-height="100%" fo:text-align="start" style:justify-single-word="false" fo:text-indent="-0.63cm" style:auto-text-indent="false"/>
      <style:text-properties fo:color="#000000" style:text-underline-style="none"/>
    </style:style>
    <style:style style:name="P7" style:family="paragraph" style:parent-style-name="Text_20_body">
      <style:paragraph-properties fo:margin-left="0.63cm" fo:margin-right="0cm" fo:line-height="100%" fo:text-indent="-0.63cm" style:auto-text-indent="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Text_20_body">
      <style:paragraph-properties fo:margin-left="0.63cm" fo:margin-right="0cm" fo:line-height="100%" fo:text-indent="-0.63cm" style:auto-text-indent="false"/>
      <style:text-properties fo:color="#000000" style:text-underline-style="solid" style:text-underline-width="auto" style:text-underline-color="font-color"/>
    </style:style>
    <style:style style:name="P9" style:family="paragraph" style:parent-style-name="Text_20_body">
      <style:text-properties fo:color="#000000" style:text-underline-style="none"/>
    </style:style>
    <style:style style:name="P10" style:family="paragraph" style:parent-style-name="Text_20_body">
      <style:paragraph-properties fo:margin-left="0cm" fo:margin-right="0cm" fo:line-height="100%" fo:text-indent="0cm" style:auto-text-indent="false"/>
      <style:text-properties fo:color="#000000" style:text-underline-style="none"/>
    </style:style>
    <style:style style:name="P11" style:family="paragraph" style:parent-style-name="No_20_Spacing">
      <style:paragraph-properties loext:contextual-spacing="false" fo:margin-left="0cm" fo:margin-right="0cm" fo:margin-top="0.353cm" fo:margin-bottom="0.176cm" fo:line-height="100%" fo:text-indent="0cm" style:auto-text-indent="false"/>
      <style:text-properties fo:color="#000000" fo:font-size="14pt" style:text-underline-style="solid" style:text-underline-width="auto" style:text-underline-color="font-color" fo:font-weight="bold" style:font-size-asian="14pt" style:font-weight-asian="bold"/>
    </style:style>
    <style:style style:name="P12" style:family="paragraph" style:parent-style-name="Heading_20_2">
      <style:text-properties fo:color="#000000" style:text-underline-style="solid" style:text-underline-width="auto" style:text-underline-color="font-color"/>
    </style:style>
    <style:style style:name="P13" style:family="paragraph" style:parent-style-name="Heading_20_2">
      <style:paragraph-properties fo:margin-left="0.63cm" fo:margin-right="0cm" fo:line-height="100%" fo:text-indent="-0.63cm" style:auto-text-indent="false"/>
      <style:text-properties fo:color="#000000" style:text-underline-style="solid" style:text-underline-width="auto" style:text-underline-color="font-color"/>
    </style:style>
    <style:style style:name="P14" style:family="paragraph" style:parent-style-name="No_20_Spacing" style:list-style-name="L1">
      <style:paragraph-properties loext:contextual-spacing="false" fo:margin-left="0cm" fo:margin-right="0cm" fo:margin-top="0.353cm" fo:margin-bottom="0.176cm" fo:line-height="100%" fo:text-indent="0cm" style:auto-text-indent="false"/>
      <style:text-properties fo:color="#000000" fo:font-size="14pt" style:text-underline-style="solid" style:text-underline-width="auto" style:text-underline-color="font-color" fo:font-weight="bold" style:font-size-asian="14pt" style:font-weight-asian="bold"/>
    </style:style>
    <style:style style:name="P15" style:family="paragraph" style:parent-style-name="List_20_Paragraph" style:list-style-name="WWNum1">
      <style:paragraph-properties loext:contextual-spacing="false" fo:margin-left="0.63cm" fo:margin-right="0cm" fo:margin-top="0.212cm" fo:margin-bottom="0.353cm" fo:line-height="110%" fo:text-indent="0cm" style:auto-text-indent="false"/>
      <style:text-properties fo:color="#000000" style:text-underline-style="none"/>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ncher-Gillet Clément</text:p>
      <text:p text:style-name="P1">Chevreuil Clément</text:p>
      <text:p text:style-name="P1"/>
      <text:p text:style-name="P2">Cahier des Charges du site internet "Veille Techno VR"</text:p>
      <text:p text:style-name="P2"/>
      <text:p text:style-name="P2"/>
      <text:p text:style-name="P3">1 - Présentation globale du projet :</text:p>
      <text:p text:style-name="P3"/>
      <text:h text:style-name="P12" text:outline-level="2">Présentation des auteurs du site :</text:h>
      <text:p text:style-name="P9"><text:s text:c="6"/>Deux développeurs travaillant avec l'entreprise Savoyez Technologies.</text:p>
      <text:h text:style-name="P13" text:outline-level="2">Les objectifs du site internet :</text:h>
      <text:p text:style-name="P6"><text:tab/>Ce site visera à informer les visiteurs (donc les collaborateurs de notre entreprise) de tout ce qu'il faut savoir sur la réalité virtuelle, d'où cela provient, comment cela fonctione, où cela est utilisé, les nouveautés. Ce site n'a aucun but lucratif, il ne promouvoit aucun produit en particulier et ne cherche à en vendre aucun, il cherche seulement à informer les visiteurs. Nous voulons que le visiteur ne passe pas trop de temps sur notre site, que cela soit agréable, et qu'il obtienne vite la ou les informations dont il a besoin.</text:p>
      <text:h text:style-name="P13" text:outline-level="2">La public visé par le site :</text:h>
      <text:p text:style-name="P5"/>
      <text:p text:style-name="P5"><text:tab/>Le public visé est représenté par les collaborateurs de notre entreprise donc cela peut toucher tous les âges. Le vocabulaire utilisé sera adapté pour tous les types de personne, proches ou non de la technologie.</text:p>
      <text:h text:style-name="P13" text:outline-level="2">Périmètre du site :</text:h>
      <text:p text:style-name="P8"/>
      <text:p text:style-name="P5"><text:tab/>Le contenu du site sera rédigé en Français. Aucune traduction dans une autre langue sera effectuée, cependant, vous pourrez utiliser la traduction proposée par Google, le résultat n'est pas garanti mais cela devrait être compréhensible pour la plupart du contenu. Le site sera adapté pour les mobiles, ainsi que les différents navigateurs de recherche, (Mozilla Firefox, Google Chrome, Opera, Microsoft Edge...)</text:p>
      <text:p text:style-name="P5"/>
      <text:h text:style-name="P13" text:outline-level="2">Description du site :</text:h>
      <text:p text:style-name="P5"><text:tab/></text:p>
      <text:p text:style-name="P5"><text:tab/>Le site aura le droit au total à 4 versions différentes, la 4ème étant la version finale. La version 1 est actuellement disponible sur le Github (repo : VeilleTechnoVR), les logos, ainsi que les éléments graphiques, ainsi que les textes seront entièrement réalisés par nous même. Le site ne sera pas hébergé étant donné qu'il s'agit d'un projet scolaire.</text:p>
      <text:p text:style-name="P5"/>
      <text:p text:style-name="P5"/>
      <text:p text:style-name="P5"/>
      <text:p text:style-name="P5"><text:soft-page-break/></text:p>
      <text:p text:style-name="P5"/>
      <text:p text:style-name="P7">2 - Description graphique du site :</text:p>
      <text:p text:style-name="P7"/>
      <text:h text:style-name="P13" text:outline-level="2">Charte graphique :</text:h>
      <text:p text:style-name="P5"><text:tab/></text:p>
      <text:p text:style-name="P5"><text:tab/>Les couleurs dominantes utilisées pour le site seront plutôt ternes, afin que cela soit adapté pour tout le monde, et que cela fasse professionnel. Il sera de même pour la ou les polices d'écriture, des polices plutôt basiques, pour des raisons similaires.</text:p>
      <text:p text:style-name="P5"/>
      <text:h text:style-name="P13" text:outline-level="2">Design :</text:h>
      <text:p text:style-name="P4"><text:tab/></text:p>
      <text:p text:style-name="P4"><text:tab/>Comme il a été précisé précédemment, la charte graphique sera extrêmement simpliste, il sera donc de même pour le design. Il n'y aura rien de surprenant, mais le site sera tout de même agréable à visiter. Le framework Knacss sera utilisé afin de rendre le site plus agréable à visiter.</text:p>
      <text:p text:style-name="P4"/>
      <text:h text:style-name="P13" text:outline-level="2">Maquettes :</text:h>
      <text:p text:style-name="P5"><text:tab/></text:p>
      <text:p text:style-name="P5"><text:tab/>Une maquette très simple réalisée sur papier, et qui a été validé par notre Chef de Projet.</text:p>
      <text:p text:style-name="P5"/>
      <text:list xml:id="list4293504245017575325" text:style-name="L1">
        <text:list-header>
          <text:p text:style-name="P14">3- Description fonctionnelle et technique</text:p>
        </text:list-header>
      </text:list>
      <text:p text:style-name="P11"/>
      <text:h text:style-name="P13" text:outline-level="2">Arborescence du site :</text:h>
      <text:p text:style-name="P5"><text:tab/></text:p>
      <text:p text:style-name="P5"><text:tab/>La page d'accueil du site présentera d'où vient la VR, comment l'utiliser, et un lien vers l'actualité. Etant un site de veille technologique, la plupart du contenu concernera les nouveautés, afin que les visiteurs puisse utilser notre site afin de suivre l'actualité sur notre sujet qui est la Réalité Virtuelle.</text:p>
      <text:h text:style-name="P13" text:outline-level="2">Description fonctionnelle : </text:h>
      <text:p text:style-name="P10"><text:tab/></text:p>
      <text:p text:style-name="P10"><text:tab/>Comment dit précédemment, notre site n'a aucun but lucratif, de ce fait, il n'y aura pas de <text:tab/>boutique en ligne. Ne désirant pas que les visiteurs puissent modifier les articles publiés, <text:tab/>nous n'y voyons aucun intérêt d'y intégrer l'option de s'enregistrer sur le site, il sera de même <text:tab/>pour un espace client.</text:p>
      <text:h text:style-name="P13" text:outline-level="2">Informations relatives aux contenus :</text:h>
      <text:p text:style-name="P8"><text:soft-page-break/></text:p>
      <text:p text:style-name="P5"><text:tab/>Notre site sera composé d'articles eux-même composés d'images, de vidéos que nous jugeons pertinentes, et il n'y aura aucun contenu téléchargeable sur le site, puisque nous n'y voyons pas d'intérêt pour ce type de site.</text:p>
      <text:h text:style-name="P13" text:outline-level="2"/>
      <text:h text:style-name="P13" text:outline-level="2">Contraintes techniques :</text:h>
      <text:p text:style-name="P5"><text:tab/></text:p>
      <text:p text:style-name="P5"><text:tab/>Comme dit précédemment, notre site devra être compatible avec les mobiles, ainsi que les différents navigateurs de recherche, (Mozilla Firefox, Google Chrome, Opera, Microsoft Edge...) Les langages de programmations utilisés seront l'HTML et le CSS, et durant la dernière version, du JavaScript ou bien du C# si ce qu'ils offrent pourrait être utile et pertinent.</text:p>
      <text:p text:style-name="P5"/>
      <text:list xml:id="list2743471132479782280" text:style-name="WWNum1">
        <text:list-header>
          <text:p text:style-name="P1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2" style:display-name="Heading 2" style:family="paragraph" style:next-style-name="Text_20_body" style:default-outline-level="2" style:class="text">
      <style:paragraph-properties loext:contextual-spacing="false" fo:margin-top="0.353cm" fo:margin-bottom="0.353cm" fo:line-height="150%"/>
      <style:text-properties fo:color="#262626" fo:font-size="12pt" fo:font-weight="bold" style:font-size-asian="12pt" style:font-weight-asian="bold"/>
    </style:style>
    <style:style style:name="No_20_Spacing" style:display-name="No Spacing" style:family="paragraph" style:default-outline-level="" style:list-style-name="">
      <style:paragraph-properties loext:contextual-spacing="false" fo:margin-top="0cm" fo:margin-bottom="0cm" fo:line-height="100%" fo:orphans="2" fo:widows="2" style:writing-mode="lr-tb"/>
      <style:text-properties style:use-window-font-color="true"/>
    </style:style>
    <style:style style:name="ListLabel_20_1" style:display-name="ListLabel 1" style:family="text"/>
    <style:style style:name="ListLabel_20_2" style:display-name="ListLabel 2" style:family="text">
      <style:text-properties style:font-name-complex="Courier New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6M44S</meta:editing-duration>
    <meta:editing-cycles>9</meta:editing-cycles>
    <meta:generator>OpenOffice/4.1.5$Win32 OpenOffice.org_project/415m1$Build-9789</meta:generator>
    <dc:date>2018-12-03T22:15:48.93</dc:date>
    <meta:document-statistic meta:table-count="0" meta:image-count="0" meta:object-count="0" meta:page-count="3" meta:paragraph-count="37" meta:word-count="636" meta:character-count="3931"/>
    <dc:creator>Clément Noncher</dc:creator>
    <meta:user-defined meta:name="Info 1"/>
    <meta:user-defined meta:name="Info 2"/>
    <meta:user-defined meta:name="Info 3"/>
    <meta:user-defined meta:name="Info 4"/>
  </office:meta>
</office:document-meta>
</file>